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81.42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118.99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49.5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12.44mm"/>
    </style:style>
    <style:style style:name="co18" style:family="table-column">
      <style:table-column-properties fo:break-before="auto" style:column-width="15.08mm"/>
    </style:style>
    <style:style style:name="co19" style:family="table-column">
      <style:table-column-properties fo:break-before="auto" style:column-width="61.6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style:style style:name="ce17" style:family="table-cell" style:parent-style-name="Default">
      <style:table-cell-properties fo:background-color="#fff450" style:vertical-align="middle"/>
      <style:text-properties style:font-name="Ubuntu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Ubuntu" fo:font-size="13pt" style:font-size-asian="13pt" style:font-size-complex="13pt"/>
    </style:style>
    <style:style style:name="ce3" style:family="table-cell" style:parent-style-name="Default">
      <style:text-properties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3pt" style:font-size-asian="13pt" style:font-size-complex="13pt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fo:background-color="#fff450" style:vertical-align="middle"/>
      <style:text-properties style:text-outline="false" style:text-line-through-style="none" style:text-line-through-type="none" style:font-name="Ubuntu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dddddd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 style:data-style-name="N0">
      <style:text-properties style:font-name="Ubuntu" fo:font-size="13pt" style:font-size-asian="13pt" style:font-size-complex="13pt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font-name-asian="Calade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3pt" style:font-size-asian="13pt" style:font-name-complex="Caladea" style:font-name="Ubuntu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apes de développement" table:style-name="ta1">
        <office:forms form:automatic-focus="false" form:apply-design-mode="false"/>
        <table:table-column table:style-name="co1" table:default-cell-style-name="ce18"/>
        <table:table-column table:style-name="co1" table:default-cell-style-name="ce24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5" table:default-cell-style-name="ce18"/>
        <table:table-row table:style-name="ro1">
          <table:table-cell table:style-name="ce17"/>
          <table:table-cell table:style-name="ce20" office:value-type="string" calcext:value-type="string" table:number-columns-spanned="6" table:number-rows-spanned="1">
            <text:p>Etapes de développement</text:p>
          </table:table-cell>
          <table:covered-table-cell table:number-columns-repeated="5" table:style-name="ce17"/>
          <table:table-cell table:style-name="ce17" table:number-columns-repeated="1017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table:style-name="ce3"/>
          <table:table-cell table:style-name="ce22" office:value-type="string" calcext:value-type="string">
            <text:p>Numéro</text:p>
          </table:table-cell>
          <table:table-cell table:style-name="ce25" office:value-type="string" calcext:value-type="string" table:number-columns-spanned="3" table:number-rows-spanned="1">
            <text:p>Nom</text:p>
          </table:table-cell>
          <table:covered-table-cell table:number-columns-repeated="2" table:style-name="ce3"/>
          <table:table-cell table:style-name="ce27" office:value-type="string" calcext:value-type="string">
            <text:p>Produit</text:p>
          </table:table-cell>
          <table:table-cell table:style-name="ce27" office:value-type="string" calcext:value-type="string">
            <text:p>Temps</text:p>
          </table:table-cell>
          <table:table-cell table:style-name="ce27" office:value-type="string" calcext:value-type="string">
            <text:p>Agitation</text:p>
          </table:table-cell>
          <table:table-cell table:style-name="ce27" office:value-type="string" calcext:value-type="string">
            <text:p>Ensuite</text:p>
          </table:table-cell>
          <table:table-cell table:style-name="ce3" table:number-columns-repeated="1015"/>
        </table:table-row>
        <table:table-row table:style-name="ro3">
          <table:table-cell/>
          <table:table-cell table:style-name="ce23" office:value-type="float" office:value="1" calcext:value-type="float">
            <text:p>1</text:p>
          </table:table-cell>
          <table:table-cell table:style-name="ce10" office:value-type="string" calcext:value-type="string" table:number-columns-spanned="3" table:number-rows-spanned="1">
            <text:p>Prémouill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15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" calcext:value-type="float">
            <text:p>2</text:p>
          </table:table-cell>
          <table:table-cell table:style-name="ce10" office:value-type="string" calcext:value-type="string" table:number-columns-spanned="3" table:number-rows-spanned="1">
            <text:p>Révélation</text:p>
          </table:table-cell>
          <table:covered-table-cell table:number-columns-repeated="2"/>
          <table:table-cell table:style-name="ce28" office:value-type="string" calcext:value-type="string">
            <text:p>D76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" calcext:value-type="float">
            <text:p>3</text:p>
          </table:table-cell>
          <table:table-cell table:style-name="ce10" office:value-type="string" calcext:value-type="string" table:number-columns-spanned="3" table:number-rows-spanned="1">
            <text:p>Arrêt</text:p>
          </table:table-cell>
          <table:covered-table-cell table:number-columns-repeated="2"/>
          <table:table-cell table:style-name="ce28" office:value-type="string" calcext:value-type="string">
            <text:p>Bain d'arrêt</text:p>
          </table:table-cell>
          <table:table-cell table:style-name="ce28" office:value-type="string" calcext:value-type="string">
            <text:p>30s</text:p>
          </table:table-cell>
          <table:table-cell table:style-name="ce28" office:value-type="string" calcext:value-type="string">
            <text:p>2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" calcext:value-type="float">
            <text:p>4</text:p>
          </table:table-cell>
          <table:table-cell table:style-name="ce10" office:value-type="string" calcext:value-type="string" table:number-columns-spanned="3" table:number-rows-spanned="1">
            <text:p>Fixage</text:p>
          </table:table-cell>
          <table:covered-table-cell table:number-columns-repeated="2"/>
          <table:table-cell table:style-name="ce28" office:value-type="string" calcext:value-type="string">
            <text:p>Fixateur</text:p>
          </table:table-cell>
          <table:table-cell table:style-name="ce28" office:value-type="string" calcext:value-type="string">
            <text:p>De 2 min à 5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style-name="ce10" office:value-type="string" calcext:value-type="string" table:number-columns-spanned="3" table:number-rows-spanned="1">
            <text:p>Pré Lav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" calcext:value-type="float">
            <text:p>7</text:p>
          </table:table-cell>
          <table:table-cell table:style-name="ce10" office:value-type="string" calcext:value-type="string" table:number-columns-spanned="3" table:number-rows-spanned="1">
            <text:p>Lavage</text:p>
          </table:table-cell>
          <table:covered-table-cell table:number-columns-repeated="2"/>
          <table:table-cell table:style-name="ce28" office:value-type="string" calcext:value-type="string">
            <text:p>Auxiliaire de lavage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" calcext:value-type="float">
            <text:p>8</text:p>
          </table:table-cell>
          <table:table-cell table:style-name="ce10" office:value-type="string" calcext:value-type="string" table:number-columns-spanned="3" table:number-rows-spanned="1">
            <text:p>Rinç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0 lavages</text:p>
          </table:table-cell>
          <table:table-cell table:style-name="ce28" office:value-type="string" calcext:value-type="string">
            <text:p>10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Pour toutes les étapes: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6" table:number-rows-spanned="1">
            <text:p>Remplir rapidement la cuve (moins de 15 s)</text:p>
          </table:table-cell>
          <table:covered-table-cell table:number-columns-repeated="5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éparation solutions" table:style-name="ta2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8" table:number-columns-repeated="2" table:default-cell-style-name="ce18"/>
        <table:table-column table:style-name="co19" table:default-cell-style-name="ce18"/>
        <table:table-column table:style-name="co8" table:number-columns-repeated="1009" table:default-cell-style-name="ce18"/>
        <table:table-row table:style-name="ro2">
          <table:table-cell table:number-columns-repeated="7"/>
          <table:table-cell table:style-name="ce40"/>
          <table:table-cell table:number-columns-repeated="1016"/>
        </table:table-row>
        <table:table-row table:style-name="ro1">
          <table:table-cell table:style-name="ce20"/>
          <table:table-cell table:style-name="ce31" office:value-type="string" calcext:value-type="string">
            <text:p>Préparation des produits</text:p>
          </table:table-cell>
          <table:table-cell table:style-name="ce17" table:number-columns-repeated="1022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<text:span text:style-name="T1">Contenance de la cuve (pellicules)</text:span></text:p>
          </table:table-cell>
          <table:table-cell table:style-name="ce36" office:value-type="float" office:value="5" calcext:value-type="float">
            <text:p>5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total de pellicules à traiter (unités)</text:p>
          </table:table-cell>
          <table:table-cell table:style-name="ce36" office:value-type="float" office:value="32" calcext:value-type="float">
            <text:p>32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de liquide pour une pellicule (ml)</text:p>
          </table:table-cell>
          <table:table-cell table:style-name="ce37" office:value-type="float" office:value="290" calcext:value-type="float">
            <text:p>290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2" office:value-type="string" calcext:value-type="string" table:number-columns-spanned="2" table:number-rows-spanned="1">
            <text:p>Général</text:p>
          </table:table-cell>
          <table:covered-table-cell table:style-name="ce38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/>
          <table:table-cell table:style-name="ce28" office:value-type="string" calcext:value-type="string">
            <text:p>Nombre de cuvées</text:p>
          </table:table-cell>
          <table:table-cell table:formula="of:=ROUNDUP([.$C$5]/[.C4])" office:value-type="float" office:value="7" calcext:value-type="float">
            <text:p>7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(non arrondi)</text:p>
          </table:table-cell>
          <table:table-cell table:formula="of:=[.$C$5]/[.C4]" office:value-type="float" office:value="6.4" calcext:value-type="float">
            <text:p>6,4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Volume de produit par cuve</text:p>
          </table:table-cell>
          <table:table-cell table:formula="of:=[.C4]*[.C6]" office:value-type="float" office:value="1450" calcext:value-type="float">
            <text:p>1450</text:p>
          </table:table-cell>
          <table:table-cell table:style-name="ce2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 table:number-columns-repeated="2"/>
          <table:table-cell table:style-name="ce37"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Révélateur D76, utilisation en bain perdu 1:1</text:p>
          </table:table-cell>
          <table:covered-table-cell table:style-name="Default"/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415" calcext:value-type="float">
            <text:p>415</text:p>
          </table:table-cell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4">
          <table:table-cell/>
          <table:table-cell table:formula="of:=&quot;Volume final pour &quot;&amp;[.C15]&amp;&quot; gr (ml)&quot;" office:value-type="string" office:string-value="Volume final pour 415 gr (ml)" calcext:value-type="string">
            <text:p>Volume final pour 415 gr (ml)</text:p>
          </table:table-cell>
          <table:table-cell table:style-name="ce28" office:value-type="float" office:value="3800" calcext:value-type="float">
            <text:p>3800</text:p>
          </table:table-cell>
          <table:table-cell table:style-name="ce2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pour &quot;&amp;[.C5]&amp;&quot; pellicules en 1:1 (ml)&quot;" office:value-type="string" office:string-value="Volume pour 32 pellicules en 1:1 (ml)" calcext:value-type="string">
            <text:p>Volume pour 32 pellicules en 1:1 (ml)</text:p>
          </table:table-cell>
          <table:table-cell table:formula="of:=[.C6]*[.C5]" office:value-type="float" office:value="9280" calcext:value-type="float">
            <text:p>9280</text:p>
          </table:table-cell>
          <table:table-cell table:style-name="ce2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Solution de travail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2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Eau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/>
          <table:table-cell/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5] &amp;&quot; pellicules (ml)&quot;" office:value-type="string" office:string-value="Eau pour 32 pellicules (ml)" calcext:value-type="string">
            <text:p>Eau pour 32 pellicules (ml)</text:p>
          </table:table-cell>
          <table:table-cell table:formula="of:=[.C18]" office:value-type="float" office:value="4640" calcext:value-type="float">
            <text:p>464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Poids pour &quot; &amp;[.C5] &amp;&quot; pellicules (gr)&quot;" office:value-type="string" office:string-value="Poids pour 32 pellicules (gr)" calcext:value-type="string">
            <text:p>Poids pour 32 pellicules (gr)</text:p>
          </table:table-cell>
          <table:table-cell table:formula="of:=ROUNDUP([.C15]*[.C18]/[.C16])" office:value-type="float" office:value="507" calcext:value-type="float">
            <text:p>507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Fixateur Téténal Vario Fix</text:p>
          </table:table-cell>
          <table:covered-table-cell table:style-name="Default"/>
          <table:table-cell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500" calcext:value-type="float">
            <text:p>5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25]&amp;&quot; gr, solution express (ml)&quot;" office:value-type="string" office:string-value="Volume final pour 500 gr, solution express (ml)" calcext:value-type="string">
            <text:p>Volume final pour 500 gr, solution express (ml)</text:p>
          </table:table-cell>
          <table:table-cell table:style-name="ce28" office:value-type="float" office:value="3500" calcext:value-type="float">
            <text:p>35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C11]&amp;&quot; ml (pellicules)&quot;" office:value-type="string" office:string-value="Capacité pour une cuve de 1450 ml (pellicules)" calcext:value-type="string">
            <text:p>Capacité pour une cuve de 1450 ml (pellicules)</text:p>
          </table:table-cell>
          <table:table-cell table:style-name="ce39" table:formula="of:=ROUNDUP([.$C$11]*[.C27]/1000)" office:value-type="float" office:value="18" calcext:value-type="float">
            <text:p>18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28])" office:value-type="float" office:value="2" calcext:value-type="float">
            <text:p>2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29] &amp;&quot; cuvées (ml)&quot;" office:value-type="string" office:string-value="Eau pour 2 cuvées (ml)" calcext:value-type="string">
            <text:p>Eau pour 2 cuvées (ml)</text:p>
          </table:table-cell>
          <table:table-cell table:formula="of:=[.C29]*[.$C$11]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Poids pour &quot; &amp;[.C31] &amp;&quot; ml (gr)&quot;" office:value-type="string" office:string-value="Poids pour 2900 ml (gr)" calcext:value-type="string">
            <text:p>Poids pour 2900 ml (gr)</text:p>
          </table:table-cell>
          <table:table-cell table:formula="of:=ROUNDUP([.C31]*[.C25]/[.C26])" office:value-type="float" office:value="415" calcext:value-type="float">
            <text:p>415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Bain d’arrêt Tetenal Indicet 1:19</text:p>
          </table:table-cell>
          <table:covered-table-cell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ml)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35]&amp;&quot; ml (ml)&quot;" office:value-type="string" office:string-value="Volume final pour 1000 ml (ml)" calcext:value-type="string">
            <text:p>Volume final pour 1000 ml (ml)</text:p>
          </table:table-cell>
          <table:table-cell table:style-name="ce28" office:value-type="float" office:value="20000" calcext:value-type="float">
            <text:p>20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$C$11]&amp;&quot; ml (pellicules)&quot;" office:value-type="string" office:string-value="Capacité pour une cuve de 1450 ml (pellicules)" calcext:value-type="string">
            <text:p>Capacité pour une cuve de 1450 ml (pellicules)</text:p>
          </table:table-cell>
          <table:table-cell table:style-name="ce39" table:formula="of:=ROUNDUP([.$C$11]*[.C37]/1000)" office:value-type="float" office:value="18" calcext:value-type="float">
            <text:p>18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38])" office:value-type="float" office:value="2" calcext:value-type="float">
            <text:p>2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39] &amp;&quot; cuvées (ml)&quot;" office:value-type="string" office:string-value="Eau pour 2 cuvées (ml)" calcext:value-type="string">
            <text:p>Eau pour 2 cuvées (ml)</text:p>
          </table:table-cell>
          <table:table-cell table:formula="of:=[.C39]*[.$C$11]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pour &quot; &amp;[.C41] &amp;&quot; ml (ml)&quot;" office:value-type="string" office:string-value="Volume pour 2900 ml (ml)" calcext:value-type="string">
            <text:p>Volume pour 2900 ml (ml)</text:p>
          </table:table-cell>
          <table:table-cell table:formula="of:=ROUNDUP([.C41]*[.C35]/[.C36])" office:value-type="float" office:value="145" calcext:value-type="float">
            <text:p>145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au réctifiée (ml)</text:p>
          </table:table-cell>
          <table:table-cell table:formula="of:=[.C41]-[.C42]" office:value-type="float" office:value="2755" calcext:value-type="float">
            <text:p>2755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7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Auxiliaire de lavage 1:19</text:p>
          </table:table-cell>
          <table:covered-table-cell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ml)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46]&amp;&quot; ml (ml)&quot;" office:value-type="string" office:string-value="Volume final pour 1000 ml (ml)" calcext:value-type="string">
            <text:p>Volume final pour 1000 ml (ml)</text:p>
          </table:table-cell>
          <table:table-cell table:style-name="ce28" office:value-type="float" office:value="20000" calcext:value-type="float">
            <text:p>20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table:formula="of:=60/0.03" office:value-type="float" office:value="2000" calcext:value-type="float">
            <text:p>2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C31]&amp;&quot; ml (pellicules)&quot;" office:value-type="string" office:string-value="Capacité pour une cuve de 2900 ml (pellicules)" calcext:value-type="string">
            <text:p>Capacité pour une cuve de 2900 ml (pellicules)</text:p>
          </table:table-cell>
          <table:table-cell table:style-name="ce39" table:formula="of:=ROUNDUP([.$C$11]*[.C48]/1000)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49])" office:value-type="float" office:value="1" calcext:value-type="float">
            <text:p>1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5" table:formula="of:=&quot;Eau pour &quot; &amp;[.C50] &amp;&quot; cuvées (ml)&quot;" office:value-type="string" office:string-value="Eau pour 1 cuvées (ml)" calcext:value-type="string">
            <text:p>Eau pour 1 cuvées (ml)</text:p>
          </table:table-cell>
          <table:table-cell table:formula="of:=[.C50]*[.$C$11]" office:value-type="float" office:value="1450" calcext:value-type="float">
            <text:p>145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5" table:formula="of:=&quot;Volume pour &quot; &amp;[.C52] &amp;&quot; ml (ml)&quot;" office:value-type="string" office:string-value="Volume pour 1450 ml (ml)" calcext:value-type="string">
            <text:p>Volume pour 1450 ml (ml)</text:p>
          </table:table-cell>
          <table:table-cell table:formula="of:=ROUNDUP([.C52]*[.C46]/[.C47])" office:value-type="float" office:value="73" calcext:value-type="float">
            <text:p>73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au réctifiée (ml)</text:p>
          </table:table-cell>
          <table:table-cell table:formula="of:=[.C52]-[.C53]" office:value-type="float" office:value="1377" calcext:value-type="float">
            <text:p>1377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 table:number-rows-repeated="47">
          <table:table-cell table:number-columns-repeated="7"/>
          <table:table-cell table:style-name="ce40"/>
          <table:table-cell table:number-columns-repeated="1016"/>
        </table:table-row>
        <table:table-row table:style-name="ro5" table:number-rows-repeated="1048446">
          <table:table-cell table:number-columns-repeated="1024"/>
        </table:table-row>
        <table:table-row table:style-name="ro6" table:number-rows-repeated="2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10:39:09.364461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8T12:38:22.463337122</dc:date>
    <meta:editing-duration>PT3H16M30S</meta:editing-duration>
    <meta:editing-cycles>22</meta:editing-cycles>
    <meta:document-statistic meta:table-count="2" meta:cell-count="129" meta:object-count="0"/>
  </office:meta>
</office:document-meta>
</file>